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283<text:line-break/>– Arco 282 – Risulta finanziato da <text:s/>Bonavia.<text:line-break/></text:span></text:p>
        </text:list-item>
      </text:list>
      <text:p text:style-name="Text_20_body">Affresco monocromo della Madonna di San Luca tra due armette, l’arco era di Giovanni e Margherita fugali e Giuseppe Filippo Figlio Bonavia. (<text:span text:style-name="Emphasis">Gabriella Gherardi</text:span>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2:44:00.48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35" meta:character-count="217"/>
  </office:meta>
</office:document-meta>
</file>